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1.15cm" fo:min-width="3.4cm"/>
    </style:style>
    <style:style style:name="gr2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1.15cm" fo:min-width="3.7cm"/>
    </style:style>
    <style:style style:name="gr3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1.55cm" fo:min-width="3.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024cm" fo:min-width="2.046cm"/>
    </style:style>
    <style:style style:name="gr5" style:family="graphic" style:parent-style-name="standard">
      <style:graphic-properties svg:stroke-width="0.081cm" svg:stroke-color="#ed1c24" draw:marker-start-width="0.321cm" draw:marker-end-width="0.321cm" draw:fill-color="#ffffff" draw:opacity="50%" draw:textarea-horizontal-align="justify" draw:textarea-vertical-align="middle" draw:auto-grow-height="false" fo:min-height="1.87cm" fo:min-width="3.32cm" fo:padding-top="0.165cm" fo:padding-bottom="0.165cm" fo:padding-left="0.29cm" fo:padding-right="0.29cm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svg:stroke-width="0.081cm" svg:stroke-color="#ed1c24" draw:marker-start-width="0.321cm" draw:marker-end-width="0.321cm" draw:fill-color="#ffffff" draw:opacity="50%" draw:textarea-horizontal-align="justify" draw:textarea-vertical-align="middle" draw:auto-grow-height="false" fo:min-height="1.85cm" fo:min-width="3.4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ed1c24" draw:marker-start-width="0.321cm" draw:marker-end-width="0.321cm" draw:fill-color="#ffffff" draw:opacity="50%" draw:textarea-horizontal-align="justify" draw:textarea-vertical-align="middle" draw:auto-grow-height="false" fo:min-height="2.77cm" fo:min-width="3.32cm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1.95cm" fo:min-width="3.4cm"/>
    </style:style>
    <style:style style:name="gr10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1.45cm" fo:min-width="3.4cm"/>
    </style:style>
    <style:style style:name="gr11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0.75cm" fo:min-width="0.6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50%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9cm" svg:height="1.4cm" svg:x="0.6cm" svg:y="14.15cm">
          <text:p text:style-name="P1"><text:span text:style-name="T1">Gagner la cour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9cm" svg:height="1.4cm" svg:x="6cm" svg:y="9.2cm">
          <text:p text:style-name="P1"><text:span text:style-name="T1">Suivre la trajectoi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2cm" svg:height="1.4cm" svg:x="6.034cm" svg:y="4.572cm">
          <text:p text:style-name="P1"><text:span text:style-name="T1">Établir une trajectoire</text:span></text:p>
          <text:p text:style-name="P1"><text:span text:style-name="T1">en fonction d’un ev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9cm" svg:height="1.4cm" svg:x="6cm" svg:y="23.8cm">
          <text:p text:style-name="P1"><text:span text:style-name="T1">Gérer son énergi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9cm" svg:height="1.4cm" svg:x="6cm" svg:y="17.5cm">
          <text:p text:style-name="P1"><text:span text:style-name="T1">Détecter son </text:span></text:p>
          <text:p text:style-name="P1"><text:span text:style-name="T1">environn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9cm" svg:height="1.4cm" svg:x="6cm" svg:y="25.9cm">
          <text:p text:style-name="P1"><text:span text:style-name="T1">Assurer intégrité </text:span></text:p>
          <text:p text:style-name="P1"><text:span text:style-name="T1">du véhicu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3.9cm" svg:height="1.8cm" svg:x="11cm" svg:y="18.5cm">
          <text:p text:style-name="P1"><text:span text:style-name="T1">Détecter les bords </text:span></text:p>
          <text:p text:style-name="P1"><text:span text:style-name="T1">du circuit et les </text:span></text:p>
          <text:p text:style-name="P1"><text:span text:style-name="T1">obstacles fix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9cm" svg:height="1.4cm" svg:x="11cm" svg:y="16.5cm">
          <text:p text:style-name="P1"><text:span text:style-name="T1">Détecter les </text:span></text:p>
          <text:p text:style-name="P1"><text:span text:style-name="T1">concurrent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3.6cm" svg:height="1.8cm" svg:x="16.3cm" svg:y="16.3cm">
          <text:p text:style-name="P1"><text:span text:style-name="T1">Traitement du</text:span></text:p>
          <text:p text:style-name="P1"><text:span text:style-name="T1">signal du lid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0" draw:id="id10" draw:layer="layout" svg:width="3.6cm" svg:height="1.8cm" svg:x="16.3cm" svg:y="18.5cm">
          <text:p text:style-name="P1"><text:span text:style-name="T1">Traitement d’image </text:span></text:p>
          <text:p text:style-name="P1"><text:span text:style-name="T1">de la camé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1" draw:id="id11" draw:layer="layout" svg:width="3.9cm" svg:height="2.2cm" svg:x="11cm" svg:y="5.5cm">
          <text:p text:style-name="P1"><text:span text:style-name="T1">Calculer la</text:span></text:p>
          <text:p text:style-name="P1"><text:span text:style-name="T1"><text:s/></text:span><text:span text:style-name="T1">trajectoire à partir</text:span></text:p>
          <text:p text:style-name="P1"><text:span text:style-name="T1"><text:s/></text:span><text:span text:style-name="T1">de l’evt détecté </text:span><text:span text:style-name="T1"><text:line-break/></text:span><text:span text:style-name="T1">+ vit/pos/orientatio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.5cm" svg:y1="14.85cm" svg:x2="6.034cm" svg:y2="5.272cm" draw:start-shape="id1" draw:start-glue-point="1" draw:end-shape="id2" draw:end-glue-point="3" svg:d="M4500 14850h767v-9578h767" svg:viewBox="0 0 1535 9579">
          <text:p/>
        </draw:connector>
        <draw:connector draw:style-name="gr6" draw:text-style-name="P1" draw:layer="layout" svg:x1="4.5cm" svg:y1="14.85cm" svg:x2="6cm" svg:y2="9.9cm" draw:start-shape="id1" draw:start-glue-point="1" draw:end-shape="id3" draw:end-glue-point="3" svg:d="M4500 14850h750v-4950h750" svg:viewBox="0 0 1501 4951">
          <text:p/>
        </draw:connector>
        <draw:connector draw:style-name="gr6" draw:text-style-name="P1" draw:layer="layout" svg:x1="4.5cm" svg:y1="14.85cm" svg:x2="6cm" svg:y2="24.5cm" draw:start-shape="id1" draw:start-glue-point="1" draw:end-shape="id4" draw:end-glue-point="3" svg:d="M4500 14850h750v9650h750" svg:viewBox="0 0 1501 9651">
          <text:p/>
        </draw:connector>
        <draw:connector draw:style-name="gr6" draw:text-style-name="P1" draw:layer="layout" svg:x1="4.5cm" svg:y1="14.85cm" svg:x2="6cm" svg:y2="18.2cm" draw:start-shape="id1" draw:start-glue-point="1" draw:end-shape="id5" draw:end-glue-point="3" svg:d="M4500 14850h750v3350h750" svg:viewBox="0 0 1501 3351">
          <text:p/>
        </draw:connector>
        <draw:connector draw:style-name="gr6" draw:text-style-name="P1" draw:layer="layout" svg:x1="4.5cm" svg:y1="14.85cm" svg:x2="6cm" svg:y2="26.6cm" draw:start-shape="id1" draw:start-glue-point="1" draw:end-shape="id6" svg:d="M4500 14850h750v11750h750" svg:viewBox="0 0 1501 11751">
          <text:p/>
        </draw:connector>
        <draw:connector draw:style-name="gr6" draw:text-style-name="P1" draw:layer="layout" svg:x1="9.9cm" svg:y1="18.2cm" svg:x2="11cm" svg:y2="17.2cm" draw:start-shape="id5" draw:start-glue-point="1" draw:end-shape="id7" draw:end-glue-point="3" svg:d="M9900 18200h550v-1000h550" svg:viewBox="0 0 1101 1001">
          <text:p/>
        </draw:connector>
        <draw:connector draw:style-name="gr6" draw:text-style-name="P1" draw:layer="layout" svg:x1="9.9cm" svg:y1="18.2cm" svg:x2="11cm" svg:y2="19.4cm" draw:start-shape="id5" draw:start-glue-point="1" draw:end-shape="id8" svg:d="M9900 18200h550v1200h550" svg:viewBox="0 0 1101 1201">
          <text:p/>
        </draw:connector>
        <draw:connector draw:style-name="gr6" draw:text-style-name="P1" draw:layer="layout" svg:x1="14.9cm" svg:y1="17.2cm" svg:x2="16.3cm" svg:y2="17.2cm" draw:start-shape="id7" draw:start-glue-point="1" draw:end-shape="id9" draw:end-glue-point="6" svg:d="M14900 17200h1400" svg:viewBox="0 0 1401 1">
          <text:p/>
        </draw:connector>
        <draw:connector draw:style-name="gr6" draw:text-style-name="P1" draw:layer="layout" svg:x1="14.9cm" svg:y1="19.4cm" svg:x2="16.3cm" svg:y2="19.4cm" draw:start-shape="id8" draw:start-glue-point="1" draw:end-shape="id10" draw:end-glue-point="6" svg:d="M14900 19400h1400" svg:viewBox="0 0 1401 1">
          <text:p/>
        </draw:connector>
        <draw:custom-shape draw:style-name="gr7" draw:text-style-name="P2" xml:id="id21" draw:id="id21" draw:layer="layout" svg:width="3.9cm" svg:height="2.1cm" svg:x="11cm" svg:y="3cm">
          <text:p text:style-name="P1"><text:span text:style-name="T1">Recréer un </text:span></text:p>
          <text:p text:style-name="P1"><text:span text:style-name="T1">environnement à </text:span></text:p>
          <text:p text:style-name="P1"><text:span text:style-name="T1">partir des données </text:span></text:p>
          <text:p text:style-name="P1"><text:span text:style-name="T1">capté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234cm" svg:y1="5.272cm" svg:x2="11cm" svg:y2="6.6cm" draw:start-shape="id2" draw:start-glue-point="1" draw:end-shape="id11" draw:end-glue-point="3" svg:d="M10234 5272h363v1328h403" svg:viewBox="0 0 767 1329">
          <text:p/>
        </draw:connector>
        <draw:custom-shape draw:style-name="gr8" draw:text-style-name="P2" xml:id="id12" draw:id="id12" draw:layer="layout" svg:width="3.9cm" svg:height="3.1cm" svg:x="11cm" svg:y="8.3cm">
          <text:p text:style-name="P1"><text:span text:style-name="T1">Transformer la </text:span></text:p>
          <text:p text:style-name="P1"><text:span text:style-name="T1">trajectoire en </text:span></text:p>
          <text:p text:style-name="P1"><text:span text:style-name="T1">commande </text:span></text:p>
          <text:p text:style-name="P1"><text:span text:style-name="T1">actionneurs en</text:span></text:p>
          <text:p text:style-name="P1"><text:span text:style-name="T1">prenant en compte</text:span></text:p>
          <text:p text:style-name="P1"><text:span text:style-name="T1">les pos/v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9.9cm" svg:y1="9.9cm" svg:x2="11cm" svg:y2="9.85cm" draw:start-shape="id3" draw:start-glue-point="1" draw:end-shape="id12" draw:end-glue-point="3" svg:d="M9900 9900h530v-50h570" svg:viewBox="0 0 1101 51">
          <text:p/>
        </draw:connector>
        <draw:custom-shape draw:style-name="gr9" draw:text-style-name="P2" xml:id="id13" draw:id="id13" draw:layer="layout" svg:width="3.9cm" svg:height="2.2cm" svg:x="6cm" svg:y="12.77cm">
          <text:p text:style-name="P1"><text:span text:style-name="T1">Assurer l’échange </text:span></text:p>
          <text:p text:style-name="P1"><text:span text:style-name="T1">de données </text:span></text:p>
          <text:p text:style-name="P1"><text:span text:style-name="T1">véhicule/centre </text:span></text:p>
          <text:p text:style-name="P1"><text:span text:style-name="T1">de calcul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.5cm" svg:y1="14.85cm" svg:x2="6cm" svg:y2="13.87cm" draw:start-shape="id1" draw:start-glue-point="1" draw:end-shape="id13" draw:end-glue-point="3" svg:d="M4500 14850h750v-980h750" svg:viewBox="0 0 1501 981">
          <text:p/>
        </draw:connector>
        <draw:custom-shape draw:style-name="gr10" draw:text-style-name="P2" xml:id="id14" draw:id="id14" draw:layer="layout" svg:width="3.9cm" svg:height="1.7cm" svg:x="11cm" svg:y="12.03cm">
          <text:p text:style-name="P1"><text:span text:style-name="T1">Recevoir les </text:span></text:p>
          <text:p text:style-name="P1"><text:span text:style-name="T1">commandes des </text:span></text:p>
          <text:p text:style-name="P1"><text:span text:style-name="T1">actionneur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5" draw:id="id15" draw:layer="layout" svg:width="3.9cm" svg:height="1.7cm" svg:x="11cm" svg:y="14.13cm">
          <text:p text:style-name="P1"><text:span text:style-name="T1">Transmettre les </text:span></text:p>
          <text:p text:style-name="P1"><text:span text:style-name="T1">données des </text:span></text:p>
          <text:p text:style-name="P1"><text:span text:style-name="T1">capteur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9.9cm" svg:y1="13.87cm" svg:x2="11cm" svg:y2="12.88cm" draw:start-shape="id13" draw:start-glue-point="1" draw:end-shape="id14" draw:end-glue-point="3" svg:d="M9900 13870h550v-990h550" svg:viewBox="0 0 1101 991">
          <text:p/>
        </draw:connector>
        <draw:connector draw:style-name="gr6" draw:text-style-name="P1" draw:layer="layout" svg:x1="9.9cm" svg:y1="13.87cm" svg:x2="11cm" svg:y2="14.98cm" draw:start-shape="id13" draw:start-glue-point="1" draw:end-shape="id15" draw:end-glue-point="3" svg:d="M9900 13870h550v1110h550" svg:viewBox="0 0 1101 1111">
          <text:p/>
        </draw:connector>
        <draw:custom-shape draw:style-name="gr11" draw:text-style-name="P4" draw:layer="layout" svg:width="1.1cm" svg:height="1cm" svg:x="2cm" svg:y="1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3.9cm" svg:height="0.725cm" svg:x="3.431cm" svg:y="1.163cm">
          <draw:text-box>
            <text:p><text:span text:style-name="T1">Calculs sur ordi</text:span></text:p>
          </draw:text-box>
        </draw:frame>
        <draw:custom-shape draw:style-name="gr3" draw:text-style-name="P2" xml:id="id16" draw:id="id16" draw:layer="layout" svg:width="3.9cm" svg:height="1.8cm" svg:x="6cm" svg:y="21.348cm">
          <text:p text:style-name="P1"><text:span text:style-name="T1">Connaître sa </text:span></text:p>
          <text:p text:style-name="P1"><text:span text:style-name="T1">position et sa </text:span></text:p>
          <text:p text:style-name="P1"><text:span text:style-name="T1">vitess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.5cm" svg:y1="14.85cm" svg:x2="6cm" svg:y2="22.248cm" draw:start-shape="id1" draw:start-glue-point="1" draw:end-shape="id16" draw:end-glue-point="3" svg:d="M4500 14850h750v7398h750" svg:viewBox="0 0 1501 7399">
          <text:p/>
        </draw:connector>
        <draw:custom-shape draw:style-name="gr7" draw:text-style-name="P2" xml:id="id17" draw:id="id17" draw:layer="layout" svg:width="3.9cm" svg:height="2.1cm" svg:x="11cm" svg:y="21.2cm">
          <text:p text:style-name="P1"><text:span text:style-name="T1">Déterminer les</text:span></text:p>
          <text:p text:style-name="P1"><text:span text:style-name="T1">pos/vit/orientation</text:span></text:p>
          <text:p text:style-name="P1"><text:span text:style-name="T1">à partir des</text:span></text:p>
          <text:p text:style-name="P1"><text:span text:style-name="T1">données lid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9.9cm" svg:y1="22.248cm" svg:x2="11cm" svg:y2="22.25cm" draw:start-shape="id16" draw:start-glue-point="1" draw:end-shape="id17" draw:end-glue-point="3" svg:d="M9900 22248h530v2h570" svg:viewBox="0 0 1101 3">
          <text:p/>
        </draw:connector>
        <draw:custom-shape draw:style-name="gr4" draw:text-style-name="P3" xml:id="id18" draw:id="id18" draw:layer="layout" svg:width="3.6cm" svg:height="1.8cm" svg:x="16.2cm" svg:y="25.7cm">
          <text:p text:style-name="P1"><text:span text:style-name="T1">Châssis impos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9.9cm" svg:y1="26.6cm" svg:x2="16.2cm" svg:y2="26.6cm" draw:start-shape="id6" draw:start-glue-point="1" draw:end-shape="id18" draw:end-glue-point="6" svg:d="M9900 26600h6300" svg:viewBox="0 0 6301 1">
          <text:p/>
        </draw:connector>
        <draw:custom-shape draw:style-name="gr4" draw:text-style-name="P3" xml:id="id19" draw:id="id19" draw:layer="layout" svg:width="3.6cm" svg:height="1.8cm" svg:x="16.2cm" svg:y="23.6cm">
          <text:p text:style-name="P1"><text:span text:style-name="T1">Batterie imposé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9.9cm" svg:y1="24.5cm" svg:x2="16.2cm" svg:y2="24.5cm" draw:start-shape="id4" draw:start-glue-point="1" draw:end-shape="id19" draw:end-glue-point="6" svg:d="M9900 24500h6300" svg:viewBox="0 0 6301 1">
          <text:p/>
        </draw:connector>
        <draw:custom-shape draw:style-name="gr4" draw:text-style-name="P3" xml:id="id20" draw:id="id20" draw:layer="layout" svg:width="3.6cm" svg:height="1.8cm" svg:x="16.3cm" svg:y="13cm">
          <text:p text:style-name="P1"><text:span text:style-name="T1">Liaison wi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4.9cm" svg:y1="12.88cm" svg:x2="16.3cm" svg:y2="13.9cm" draw:start-shape="id14" draw:start-glue-point="1" draw:end-shape="id20" draw:end-glue-point="6" svg:d="M14900 12880h700v1020h700" svg:viewBox="0 0 1401 1021">
          <text:p/>
        </draw:connector>
        <draw:connector draw:style-name="gr6" draw:text-style-name="P1" draw:layer="layout" svg:x1="14.9cm" svg:y1="14.98cm" svg:x2="16.3cm" svg:y2="13.9cm" draw:start-shape="id15" draw:start-glue-point="1" draw:end-shape="id20" draw:end-glue-point="6" svg:d="M14900 14980h700v-1080h700" svg:viewBox="0 0 1401 1081">
          <text:p/>
        </draw:connector>
        <draw:connector draw:style-name="gr6" draw:text-style-name="P1" draw:layer="layout" svg:x1="10.234cm" svg:y1="5.272cm" svg:x2="11cm" svg:y2="4.05cm" draw:start-shape="id2" draw:start-glue-point="1" draw:end-shape="id21" draw:end-glue-point="3" svg:d="M10234 5272h363v-1222h403" svg:viewBox="0 0 767 12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4T14:30:50.544429383</meta:creation-date>
    <dc:date>2019-10-24T15:47:46.605535637</dc:date>
    <meta:editing-duration>PT53M27S</meta:editing-duration>
    <meta:editing-cycles>13</meta:editing-cycles>
    <meta:generator>LibreOffice/6.0.7.3$Linux_X86_64 LibreOffice_project/00m0$Build-3</meta:generator>
    <meta:document-statistic meta:object-count="44"/>
  </office:meta>
</office:document-meta>
</file>